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69cm" svg:height="0.508cm" svg:x="10.017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69cm" svg:height="0.508cm" svg:x="10.017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69cm" svg:height="0.508cm" svg:x="10.017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69cm" svg:height="0.508cm" svg:x="10.017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69cm" svg:height="0.508cm" svg:x="10.017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69cm" svg:height="0.508cm" svg:x="10.017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69cm" svg:height="0.508cm" svg:x="10.017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69cm" svg:height="0.508cm" svg:x="10.017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69cm" svg:height="0.508cm" svg:x="10.017cm" svg:y="8.1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69cm" svg:height="0.508cm" svg:x="10.017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69cm" svg:height="0.508cm" svg:x="10.017cm" svg:y="9.12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69cm" svg:height="0.508cm" svg:x="10.017cm" svg:y="9.6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69cm" svg:height="0.508cm" svg:x="10.017cm" svg:y="10.1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69cm" svg:height="0.508cm" svg:x="10.017cm" svg:y="10.6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69cm" svg:height="0.508cm" svg:x="10.017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969cm" svg:height="0.508cm" svg:x="10.017cm" svg:y="11.66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0.508cm" svg:x="10.017cm" svg:y="12.17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969cm" svg:height="0.508cm" svg:x="10.017cm" svg:y="12.684cm">
          <text:p text:style-name="P1"><text:span text:style-name="T1">f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969cm" svg:height="0.508cm" svg:x="10.017cm" svg:y="13.192cm">
          <text:p text:style-name="P1"><text:span text:style-name="T1">argv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0.508cm" svg:x="10.017cm" svg:y="13.7cm">
          <text:p text:style-name="P1"><text:span text:style-name="T1">arg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0.508cm" svg:x="10.017cm" svg:y="14.20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0.508cm" svg:x="10.017cm" svg:y="14.716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0.508cm" svg:x="10.017cm" svg:y="15.224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0.508cm" svg:x="10.017cm" svg:y="15.732cm">
          <text:p text:style-name="P2"><text:span text:style-name="T1">f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969cm" svg:height="0.508cm" svg:x="10.017cm" svg:y="16.167cm">
          <text:p text:style-name="P1"><text:span text:style-name="T2">l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113cm" svg:y1="16.494cm" svg:x2="17.891cm" svg:y2="16.494cm">
          <text:p/>
        </draw:line>
        <draw:custom-shape draw:style-name="gr2" draw:text-style-name="P4" draw:layer="layout" svg:width="1.397cm" svg:height="0.254cm" svg:x="18.018cm" svg:y="16.367cm">
          <text:p text:style-name="P4"><text:span text:style-name="T3">Main </text:span><text:span text:style-name="T3">函数</text:span><text:span text:style-name="T3">fp</text:span><text:span text:style-name="T3">指针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0.017cm" svg:y1="13.446cm" svg:x2="10.017cm" svg:y2="16.421cm" draw:start-shape="id1" draw:start-glue-point="3" draw:end-shape="id2" svg:d="m10017 13446c-753 0-753 2975 0 2975">
          <text:p/>
        </draw:connector>
        <draw:custom-shape draw:style-name="gr2" draw:text-style-name="P2" draw:layer="layout" svg:width="3.302cm" svg:height="1.016cm" svg:x="5.699cm" svg:y="14.589cm">
          <text:p text:style-name="P1"><text:span text:style-name="T1">main</text:span><text:span text:style-name="T1">函数栈帧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0.017cm" svg:y1="11.922cm" svg:x2="10.017cm" svg:y2="12.938cm" draw:start-shape="id3" draw:start-glue-point="3" draw:end-shape="id4" draw:end-glue-point="3" svg:d="m10017 11922c-753 0-753 1016 0 1016">
          <text:p/>
        </draw:connector>
        <draw:custom-shape draw:style-name="gr2" draw:text-style-name="P2" draw:layer="layout" svg:width="2.286cm" svg:height="0.635cm" svg:x="6.715cm" svg:y="12.049cm">
          <text:p text:style-name="P1"><text:span text:style-name="T1">func</text:span><text:span text:style-name="T1">函数栈帧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rror </meta:initial-creator>
    <meta:creation-date>2012-12-03T21:21:08</meta:creation-date>
    <dc:date>2012-12-03T22:06:44</dc:date>
    <dc:creator>mirror </dc:creator>
    <meta:editing-duration>PT38M41S</meta:editing-duration>
    <meta:editing-cycles>2</meta:editing-cycles>
    <meta:generator>LibreOffice/3.5$Linux_X86_64 LibreOffice_project/350m1$Build-2</meta:generator>
    <meta:document-statistic meta:object-count="31"/>
  </office:meta>
</office:document-meta>
</file>